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Arabiya" svg:font-family="AlArabiya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Kozuka Gothic Pro R" svg:font-family="'Kozuka Gothic Pro R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 fo:margin-left="0in">
        <style:tab-stops>
          <style:tab-stop style:position="5.761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 fo:margin-left="0in" fo:margin-top="0.0929in" fo:margin-bottom="0in" style:contextual-spacing="false">
        <style:tab-stops>
          <style:tab-stop style:position="7.2811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 fo:margin-left="0in" fo:text-indent="0in" style:auto-text-indent="false">
        <style:tab-stops>
          <style:tab-stop style:position="7.289in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Contents_20_2">
      <style:paragraph-properties fo:margin-left="0.1547in" fo:text-indent="0in" style:auto-text-indent="false">
        <style:tab-stops>
          <style:tab-stop style:position="7.289in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Contents_20_2">
      <style:paragraph-properties fo:margin-left="0.2882in" fo:text-indent="-0.2882in" style:auto-text-indent="false">
        <style:tab-stops>
          <style:tab-stop style:position="0.4583in"/>
          <style:tab-stop style:position="5.761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 fo:margin-left="0.4429in" fo:text-indent="-0.2882in" style:auto-text-indent="false">
        <style:tab-stops>
          <style:tab-stop style:position="0.4583in"/>
          <style:tab-stop style:position="5.761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margin-left="0.1547in" fo:text-indent="0in" style:auto-text-indent="false">
        <style:tab-stops>
          <style:tab-stop style:position="0.4583in"/>
          <style:tab-stop style:position="5.761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 fo:margin-left="0.2882in" fo:text-indent="-0.2882in" style:auto-text-indent="false">
        <style:tab-stops>
          <style:tab-stop style:position="0.4583in"/>
          <style:tab-stop style:position="5.761in" style:type="right" style:leader-style="dotted" style:leader-text="."/>
        </style:tab-stops>
      </style:paragraph-properties>
      <style:text-properties fo:color="#000000" loext:opacity="100%" fo:font-size="13pt" style:text-underline-style="none" style:font-size-asian="13pt" style:font-size-complex="13pt">
        <loext:char-complex-color loext:theme-type="dark1" loext:color-type="theme"/>
      </style:text-properties>
    </style:style>
    <style:style style:name="P9" style:family="paragraph" style:parent-style-name="Contents_20_2">
      <style:paragraph-properties fo:margin-left="0.4429in" fo:text-indent="-0.2882in" style:auto-text-indent="false">
        <style:tab-stops>
          <style:tab-stop style:position="0.4583in"/>
          <style:tab-stop style:position="5.761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10" style:family="paragraph" style:parent-style-name="Contents_20_3">
      <style:paragraph-properties fo:margin-left="0.5681in" fo:text-indent="-0.4134in" style:auto-text-indent="false">
        <style:tab-stops>
          <style:tab-stop style:position="0.7638in"/>
          <style:tab-stop style:position="5.761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margin-left="0.2882in" fo:text-indent="-0.2882in" style:auto-text-indent="false">
        <style:tab-stops>
          <style:tab-stop style:position="0.4583in"/>
          <style:tab-stop style:position="5.761in" style:type="right" style:leader-style="dotted" style:leader-text="."/>
        </style:tab-stops>
      </style:paragraph-properties>
      <style:text-properties fo:letter-spacing="0.0028in" style:text-underline-style="none" style:font-name-asian="Kozuka Gothic Pro R" style:language-complex="ar" style:country-complex="DZ"/>
    </style:style>
    <style:style style:name="P12" style:family="paragraph" style:parent-style-name="Contents_20_2">
      <style:paragraph-properties fo:margin-left="0in" fo:margin-top="0.0764in" fo:margin-bottom="0in" style:contextual-spacing="false" fo:text-indent="0in" style:auto-text-indent="false">
        <style:tab-stops>
          <style:tab-stop style:position="7.289in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P13" style:family="paragraph" style:parent-style-name="Contents_20_1" style:list-style-name="WWNum1">
      <style:paragraph-properties>
        <style:tab-stops>
          <style:tab-stop style:position="5.761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Contents_20_1">
      <style:paragraph-properties fo:margin-left="0in">
        <style:tab-stops>
          <style:tab-stop style:position="5.761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text-properties fo:font-size="13pt" fo:letter-spacing="0.0028in" style:font-name-asian="Kozuka Gothic Pro R" style:font-size-asian="13pt" style:font-size-complex="13pt" style:language-complex="ar" style:country-complex="DZ"/>
    </style:style>
    <style:style style:name="P16" style:family="paragraph" style:parent-style-name="Standard">
      <style:paragraph-properties fo:margin-top="0.0417in" fo:margin-bottom="0.0417in" style:contextual-spacing="false" fo:line-height="150%"/>
      <style:text-properties fo:font-size="13pt" fo:letter-spacing="0.0028in" style:font-name-asian="Kozuka Gothic Pro R" style:font-size-asian="13pt" style:font-size-complex="13pt" style:language-complex="ar" style:country-complex="DZ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0000" loext:opacity="100%" fo:font-size="13pt" fo:letter-spacing="0.0028in" fo:language="en" fo:country="US" style:text-underline-style="none" style:font-name-asian="Kozuka Gothic Pro R" style:font-size-asian="13pt" style:font-size-complex="13pt">
        <loext:char-complex-color loext:theme-type="dark1" loext:color-type="theme"/>
      </style:text-properties>
    </style:style>
    <style:style style:name="T3" style:family="text">
      <style:text-properties fo:color="#000000" loext:opacity="100%" fo:font-size="13pt" fo:letter-spacing="0.0028in" fo:language="en" fo:country="US" style:text-underline-style="none" style:font-name-asian="Kozuka Gothic Pro R" style:font-size-asian="13pt" style:font-size-complex="13pt" style:language-complex="ar" style:country-complex="DZ">
        <loext:char-complex-color loext:theme-type="dark1" loext:color-type="theme"/>
      </style:text-properties>
    </style:style>
    <style:style style:name="T4" style:family="text">
      <style:text-properties fo:color="#000000" loext:opacity="100%" fo:font-size="13pt" fo:letter-spacing="0.0028in" fo:language="en" fo:country="US" style:text-underline-style="none" style:font-size-asian="13pt" style:font-size-complex="13pt">
        <loext:char-complex-color loext:theme-type="dark1" loext:color-type="theme"/>
      </style:text-properties>
    </style:style>
    <style:style style:name="T5" style:family="text">
      <style:text-properties fo:color="#000000" loext:opacity="100%" fo:font-size="13pt" fo:letter-spacing="0.0028in" style:text-underline-style="none" style:font-name-asian="Kozuka Gothic Pro R" style:font-size-asian="13pt" style:font-size-complex="13pt" style:language-complex="ar" style:country-complex="DZ">
        <loext:char-complex-color loext:theme-type="dark1" loext:color-type="theme"/>
      </style:text-properties>
    </style:style>
    <style:style style:name="T6" style:family="text">
      <style:text-properties fo:color="#000000" loext:opacity="100%" fo:font-size="13pt" style:font-size-asian="13pt" style:font-size-complex="13pt">
        <loext:char-complex-color loext:theme-type="dark1" loext:color-type="theme"/>
      </style:text-properties>
    </style:style>
    <style:style style:name="T7" style:family="text">
      <style:text-properties fo:color="#000000" loext:opacity="100%" fo:font-size="13pt" fo:language="en" fo:country="US" style:font-size-asian="13pt" style:font-size-complex="13pt">
        <loext:char-complex-color loext:theme-type="dark1" loext:color-type="theme"/>
      </style:text-properties>
    </style:style>
    <style:style style:name="T8" style:family="text">
      <style:text-properties fo:color="#000000" loext:opacity="100%" fo:font-size="13pt" style:text-underline-style="none" style:font-size-asian="13pt" style:font-size-complex="13pt">
        <loext:char-complex-color loext:theme-type="dark1" loext:color-type="theme"/>
      </style:text-properties>
    </style:style>
    <style:style style:name="T9" style:family="text">
      <style:text-properties text:display="none"/>
    </style:style>
    <style:style style:name="T10" style:family="text">
      <style:text-properties fo:letter-spacing="0.0028in" style:text-underline-style="none" style:font-name-asian="Kozuka Gothic Pro R" style:language-complex="ar" style:country-complex="DZ"/>
    </style:style>
    <style:style style:name="T11" style:family="text">
      <style:text-properties fo:letter-spacing="0.0028in" style:text-underline-style="none" officeooo:rsid="001e1137" style:font-name-asian="Kozuka Gothic Pro R" style:language-complex="ar" style:country-complex="DZ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des matières                     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5">Table des matières <text:s text:c="21"/></text:p>
          </text:index-title>
          <text:p text:style-name="P16"><text:s/></text:p>
        </text:index-body>
      </text:table-of-content>
      <text:p text:style-name="P14"><text:span text:style-name="T9"/></text:p>
      <text:p text:style-name="P1"><text:a xlink:type="simple" xlink:href="#_Toc70923297" text:style-name="Internet_20_link" text:visited-style-name="Visited_20_Internet_20_Link"><text:span text:style-name="Index_20_Link"><text:span text:style-name="T5">Chapitre 1:</text:span></text:span><text:span text:style-name="Index_20_Link"><text:span text:style-name="T6"> </text:span></text:span><text:span text:style-name="Index_20_Link"><text:span text:style-name="T5">Les Concepts</text:span></text:span><text:span text:style-name="T9"><text:bookmark-ref text:reference-format="page" text:ref-name="_Toc70923297">Error: Reference source not found</text:bookmark-ref></text:span></text:a></text:p>
      <text:p text:style-name="P5"><text:a xlink:type="simple" xlink:href="#_Toc70923298" text:style-name="Internet_20_link" text:visited-style-name="Visited_20_Internet_20_Link"><text:span text:style-name="Index_20_Link"><text:span text:style-name="T7"><text:s text:c="5"/>1.1 </text:span></text:span><text:span text:style-name="Index_20_Link"><text:span text:style-name="T3">Introduction</text:span></text:span><text:span text:style-name="T9"><text:bookmark-ref text:reference-format="page" text:ref-name="_Toc70923298">Error: Reference source not found</text:bookmark-ref></text:span></text:a></text:p>
      <text:p text:style-name="P11"><text:tab/>1.2difinition</text:p>
      <text:p text:style-name="P11"><text:tab/>1.3 type de blocchain</text:p>
      <text:p text:style-name="P11"><text:tab/> <text:s text:c="3"/>1.3.1 bc prublic</text:p>
      <text:p text:style-name="P11"><text:tab/><text:tab/>1.3.2 bc prive</text:p>
      <text:p text:style-name="P11"><text:s text:c="11"/>1.3.3 <text:s/>bc Consortium</text:p>
      <text:p text:style-name="P11"><text:s text:c="11"/>1.3.4 bc avec autorisation.</text:p>
      <text:p text:style-name="P11"><text:s text:c="6"/>1.4 comparaison entre les types de bc</text:p>
      <text:p text:style-name="P11"><text:s text:c="6"/>1.5 structure de block </text:p>
      <text:p text:style-name="P11"><text:s text:c="6"/>1.6 le principe de fonctionnement </text:p>
      <text:p text:style-name="P11"><text:s text:c="6"/>1.7 Algorithmes de consensus </text:p>
      <text:p text:style-name="P11"><text:s text:c="6"/><text:tab/><text:tab/>1.7.1 Proof of Work (PoW) </text:p>
      <text:p text:style-name="P11"><text:s text:c="6"/><text:tab/><text:tab/>1.7.2 Proof of Stake (PoS)</text:p>
      <text:p text:style-name="P11"><text:s text:c="6"/><text:tab/><text:tab/>1.7.3 Practical byzantine fault tolerance (PBFT) </text:p>
      <text:p text:style-name="P11"><text:s text:c="6"/><text:tab/><text:tab/>1.7.4 Reliable, Replicated, Redundant, And Fault-Tolerant (RAFT) </text:p>
      <text:p text:style-name="P11"><text:s text:c="7"/><text:tab/>1.7.5 Comparaison entre les algorithmes de consensus </text:p>
      <text:p text:style-name="P11">1.8 Smart contract </text:p>
      <text:p text:style-name="P11">1.9 Caractéristiques de la blockchain </text:p>
      <text:p text:style-name="P11"><text:s/><text:tab/>1.9.1 Décentralisation . . . . . . . . . . . . . . . . . . . . . . . . . . . . . . . . . . . . . . </text:p>
      <text:p text:style-name="P11"><text:tab/>1.9.2 Immutabilité . . . . . . . . . . . . . . . . . . . . . . . . . . . . . . . . . . . . . . . . </text:p>
      <text:p text:style-name="P11"><text:tab/>1.9.3 Anonymat . . . . . . . . . . . . . . . . . . . . . . . . . . . . . . . . . . . . . . . . . . </text:p>
      <text:p text:style-name="P11"><text:tab/>1.9.4 Transparence . . . . . . . . . . . . . . . . . . . . . . . . . . . . . . . . . . . . . . . . </text:p>
      <text:p text:style-name="P11"><text:tab/>1.9.5 Traçabilité . . . . . . . . . . . . . . . . . . . . . . . . . . . . . . . . . . . . . . . . . . </text:p>
      <text:p text:style-name="P11"><text:tab/>1.9.6 Non répudiation . </text:p>
      <text:p text:style-name="P8"/>
      <text:p text:style-name="P8"/>
      <text:p text:style-name="P11">1.10 Applications de la blockchain . . . . . . . . . . . . . . . . . . . . . . . . . . . . . . . . . . . </text:p>
      <text:p text:style-name="P11"><text:tab/>1.10.1 Finance . . . . . . . . . . . . . . . . . . . . . . . . . . . . . . . . . . . . . . . . . . . . </text:p>
      <text:p text:style-name="P11"><text:tab/>1.10.2 Sante. . . . . . . . . . . . . . . . . . . . . . . . . . . . . . </text:p>
      <text:p text:style-name="P5"><text:span text:style-name="T10"><text:tab/>1.</text:span><text:span text:style-name="T11">1</text:span><text:span text:style-name="T10">0.3 Gouvernance . . . . . . . . . . . . . . . . . . . . . . . . . . . . . . . . . . . . . . . . </text:span></text:p>
      <text:p text:style-name="P11"><text:tab/>1.10.4 Internet des objets . . . . . . . . . . . . . . . . . . . . . . . . . . . . . . . . . . . . . </text:p>
      <text:p text:style-name="P11"><text:soft-page-break/>1.11 Conclusion </text:p>
      <text:p text:style-name="P11"><text:bookmark text:name="_GoBack"/>2. block chain dans les system de contrôle de fichiers</text:p>
      <text:p text:style-name="P1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Arabiya" svg:font-family="AlArabiya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Kozuka Gothic Pro R" svg:font-family="'Kozuka Gothic Pro R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Contents_20_1" style:display-name="Contents 1" style:family="paragraph" style:parent-style-name="Standard" style:class="index">
      <style:paragraph-properties fo:margin-left="0.9854in" fo:margin-top="0.0764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1.5pt" style:font-name-asian="Times New Roman1" style:font-family-asian="'Times New Roman'" style:font-family-generic-asian="system" style:font-pitch-asian="variable" style:font-size-asian="11.5pt" style:font-name-complex="Times New Roman1" style:font-family-complex="'Times New Roman'" style:font-family-generic-complex="system" style:font-pitch-complex="variable" style:font-size-complex="11.5pt"/>
    </style:style>
    <style:style style:name="Contents_20_2" style:display-name="Contents 2" style:family="paragraph" style:parent-style-name="Standard" style:class="index">
      <style:paragraph-properties fo:margin-left="1.4283in" fo:margin-top="0.0764in" fo:margin-bottom="0in" style:contextual-spacing="false" fo:line-height="100%" fo:orphans="0" fo:widows="0" fo:text-indent="-0.2882in" style:auto-text-indent="false"/>
      <style:text-properties style:font-name="Times New Roman" fo:font-family="'Times New Roman'" style:font-family-generic="roman" style:font-pitch="variable" fo:font-size="11.5pt" style:font-name-asian="Times New Roman1" style:font-family-asian="'Times New Roman'" style:font-family-generic-asian="system" style:font-pitch-asian="variable" style:font-size-asian="11.5pt" style:font-name-complex="Times New Roman1" style:font-family-complex="'Times New Roman'" style:font-family-generic-complex="system" style:font-pitch-complex="variable" style:font-size-complex="11.5pt"/>
    </style:style>
    <style:style style:name="Contents_20_3" style:display-name="Contents 3" style:family="paragraph" style:parent-style-name="Standard" style:class="index">
      <style:paragraph-properties fo:margin-left="1.7035in" fo:margin-top="0.0764in" fo:margin-bottom="0in" style:contextual-spacing="false" fo:line-height="100%" fo:orphans="0" fo:widows="0" fo:text-indent="-0.4134in" style:auto-text-indent="false"/>
      <style:text-properties style:font-name="Times New Roman" fo:font-family="'Times New Roman'" style:font-family-generic="roman" style:font-pitch="variable" fo:font-size="11.5pt" style:font-name-asian="Times New Roman1" style:font-family-asian="'Times New Roman'" style:font-family-generic-asian="system" style:font-pitch-asian="variable" style:font-size-asian="11.5pt" style:font-name-complex="Times New Roman1" style:font-family-complex="'Times New Roman'" style:font-family-generic-complex="system" style:font-pitch-complex="variable" style:font-size-complex="11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20" style:display-name="ListLabel 20" style:family="text">
      <style:text-properties fo:color="#000000" loext:opacity="100%" fo:font-size="13pt" fo:letter-spacing="0.0028in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21" style:display-name="ListLabel 21" style:family="text">
      <style:text-properties fo:color="#000000" loext:opacity="100%" fo:font-size="13pt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22" style:display-name="ListLabel 22" style:family="text">
      <style:text-properties fo:color="#000000" loext:opacity="100%" fo:font-size="13pt" fo:letter-spacing="0.0028in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23" style:display-name="ListLabel 23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24" style:display-name="ListLabel 24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25" style:display-name="ListLabel 25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26" style:display-name="ListLabel 26" style:family="text">
      <style:text-properties fo:color="#000000" loext:opacity="100%" fo:font-size="13pt" fo:letter-spacing="0.0028in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27" style:display-name="ListLabel 27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28" style:display-name="ListLabel 28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29" style:display-name="ListLabel 29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30" style:display-name="ListLabel 30" style:family="text">
      <style:text-properties fo:color="#000000" loext:opacity="100%" fo:font-size="13pt" style:text-underline-style="non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31" style:display-name="ListLabel 31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32" style:display-name="ListLabel 32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33" style:display-name="ListLabel 33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34" style:display-name="ListLabel 34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35" style:display-name="ListLabel 35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36" style:display-name="ListLabel 36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37" style:display-name="ListLabel 37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38" style:display-name="ListLabel 38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39" style:display-name="ListLabel 39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40" style:display-name="ListLabel 40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41" style:display-name="ListLabel 41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42" style:display-name="ListLabel 42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43" style:display-name="ListLabel 43" style:family="text">
      <style:text-properties fo:color="#000000" loext:opacity="100%" fo:font-size="13pt" style:text-underline-style="non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44" style:display-name="ListLabel 44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45" style:display-name="ListLabel 45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46" style:display-name="ListLabel 46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47" style:display-name="ListLabel 47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48" style:display-name="ListLabel 48" style:family="text">
      <style:text-properties fo:color="#000000" loext:opacity="100%" fo:font-size="13pt" fo:letter-spacing="0.0028in" fo:language="en" fo:country="US" style:text-underline-style="none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49" style:display-name="ListLabel 49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50" style:display-name="ListLabel 50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51" style:display-name="ListLabel 51" style:family="text">
      <style:text-properties fo:color="#000000" loext:opacity="100%" fo:font-size="13pt" fo:letter-spacing="0.0028in" fo:language="en" fo:country="US" style:text-underline-style="none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52" style:display-name="ListLabel 52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53" style:display-name="ListLabel 53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54" style:display-name="ListLabel 54" style:family="text">
      <style:text-properties fo:color="#000000" loext:opacity="100%" fo:font-size="13pt" fo:letter-spacing="0.0028in" fo:language="en" fo:country="US" style:text-underline-style="none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55" style:display-name="ListLabel 55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56" style:display-name="ListLabel 56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57" style:display-name="ListLabel 57" style:family="text">
      <style:text-properties fo:color="#000000" loext:opacity="100%" fo:font-size="13pt" fo:letter-spacing="0.0028in" fo:language="en" fo:country="US" style:text-underline-style="none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58" style:display-name="ListLabel 58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59" style:display-name="ListLabel 59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60" style:display-name="ListLabel 60" style:family="text">
      <style:text-properties fo:color="#000000" loext:opacity="100%" fo:font-size="13pt" fo:letter-spacing="0.0028in" fo:language="en" fo:country="US" style:text-underline-style="none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61" style:display-name="ListLabel 61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62" style:display-name="ListLabel 62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63" style:display-name="ListLabel 63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64" style:display-name="ListLabel 64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65" style:display-name="ListLabel 65" style:family="text">
      <style:text-properties fo:color="#000000" loext:opacity="100%" fo:font-size="13pt" fo:letter-spacing="0.0028in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66" style:display-name="ListLabel 66" style:family="text">
      <style:text-properties fo:font-size="13pt" style:font-size-asian="13pt" style:font-size-complex="13pt"/>
    </style:style>
    <style:style style:name="ListLabel_20_67" style:display-name="ListLabel 67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68" style:display-name="ListLabel 68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69" style:display-name="ListLabel 69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0" style:display-name="ListLabel 70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1" style:display-name="ListLabel 71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2" style:display-name="ListLabel 72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3" style:display-name="ListLabel 73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4" style:display-name="ListLabel 74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5" style:display-name="ListLabel 75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6" style:display-name="ListLabel 76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7" style:display-name="ListLabel 77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8" style:display-name="ListLabel 78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79" style:display-name="ListLabel 79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80" style:display-name="ListLabel 80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81" style:display-name="ListLabel 81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82" style:display-name="ListLabel 82" style:family="text">
      <style:text-properties fo:color="#000000" loext:opacity="100%" fo:font-size="13pt" fo:letter-spacing="0.0028in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83" style:display-name="ListLabel 83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84" style:display-name="ListLabel 84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85" style:display-name="ListLabel 85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86" style:display-name="ListLabel 86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87" style:display-name="ListLabel 87" style:family="text">
      <style:text-properties fo:color="#000000" loext:opacity="100%" fo:font-size="13pt" fo:language="en" fo:country="US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dark1" loext:color-type="theme"/>
      </style:text-properties>
    </style:style>
    <style:style style:name="ListLabel_20_88" style:display-name="ListLabel 88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style:style style:name="ListLabel_20_89" style:display-name="ListLabel 89" style:family="text">
      <style:text-properties fo:color="#000000" loext:opacity="100%" fo:font-size="13pt" fo:letter-spacing="0.0028in" fo:language="en" fo:country="US" style:text-underline-style="none" style:font-name-asian="Kozuka Gothic Pro R" style:font-family-asian="'Kozuka Gothic Pro R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 style:language-complex="ar" style:country-complex="DZ">
        <loext:char-complex-color loext:theme-type="dark1" loext:color-type="theme"/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4:39:00</meta:creation-date>
    <meta:initial-creator>DELL</meta:initial-creator>
    <dc:language>en-US</dc:language>
    <dc:date>2025-02-21T23:32:01.987992803</dc:date>
    <meta:editing-cycles>15</meta:editing-cycles>
    <meta:editing-duration>PT4H57M40S</meta:editing-duration>
    <meta:generator>LibreOffice/24.2.7.2$Linux_X86_64 LibreOffice_project/420$Build-2</meta:generator>
    <meta:document-statistic meta:table-count="0" meta:image-count="0" meta:object-count="0" meta:page-count="2" meta:paragraph-count="34" meta:word-count="513" meta:character-count="1774" meta:non-whitespace-character-count="1138"/>
    <meta:user-defined meta:name="AppVersion">15.0000</meta:user-defined>
    <meta:template xlink:type="simple" xlink:actuate="onRequest" xlink:title="Normal.dotm" xlink:href=""/>
  </office:meta>
</office:document-meta>
</file>